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d051f"/>
    </style:style>
    <style:style style:name="P3" style:family="paragraph" style:parent-style-name="Standard">
      <style:paragraph-properties fo:text-align="justify" style:justify-single-word="false"/>
      <style:text-properties officeooo:paragraph-rsid="002678a2"/>
    </style:style>
    <style:style style:name="P4" style:family="paragraph" style:parent-style-name="Standard">
      <style:paragraph-properties fo:text-align="justify" style:justify-single-word="false"/>
      <style:text-properties officeooo:paragraph-rsid="002a95d6"/>
    </style:style>
    <style:style style:name="P5" style:family="paragraph" style:parent-style-name="Standard">
      <style:paragraph-properties fo:text-align="justify" style:justify-single-word="false"/>
      <style:text-properties officeooo:paragraph-rsid="002f4da2"/>
    </style:style>
    <style:style style:name="P6" style:family="paragraph" style:parent-style-name="Standard">
      <style:text-properties fo:font-weight="bold" officeooo:rsid="001cf705" officeooo:paragraph-rsid="001cf70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571b6" officeooo:paragraph-rsid="002571b6" style:font-weight-asian="bold" style:font-weight-complex="bold"/>
    </style:style>
    <style:style style:name="P8" style:family="paragraph" style:parent-style-name="Standard">
      <style:text-properties fo:font-weight="bold" officeooo:rsid="002571b6" officeooo:paragraph-rsid="002571b6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92f32" officeooo:paragraph-rsid="00292f3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bold" officeooo:rsid="00292f32" officeooo:paragraph-rsid="00292f32" style:font-style-asian="normal" style:font-weight-asian="bold" style:font-style-complex="normal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f4da2" officeooo:paragraph-rsid="002f4da2"/>
    </style:style>
    <style:style style:name="P12" style:family="paragraph" style:parent-style-name="Standard">
      <style:paragraph-properties fo:text-align="justify" style:justify-single-word="false"/>
      <style:text-properties officeooo:rsid="001cf705" officeooo:paragraph-rsid="002f4da2"/>
    </style:style>
    <style:style style:name="P13" style:family="paragraph" style:parent-style-name="Standard">
      <style:paragraph-properties fo:text-align="justify" style:justify-single-word="false"/>
      <style:text-properties fo:font-style="normal" officeooo:rsid="001b0339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officeooo:rsid="001d051f" officeooo:paragraph-rsid="001d051f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officeooo:rsid="0020a482" officeooo:paragraph-rsid="001d051f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officeooo:rsid="002678a2" officeooo:paragraph-rsid="002678a2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officeooo:rsid="002b8865" officeooo:paragraph-rsid="002a95d6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officeooo:rsid="00227d80" officeooo:paragraph-rsid="002a95d6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officeooo:rsid="00213770" officeooo:paragraph-rsid="00213770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bold" officeooo:rsid="002571b6" officeooo:paragraph-rsid="002571b6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bold" officeooo:rsid="0031fbdd" officeooo:paragraph-rsid="0031fbdd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2866e4" officeooo:paragraph-rsid="002571b6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292f32" officeooo:paragraph-rsid="00292f32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normal" officeooo:rsid="0031fbdd" officeooo:paragraph-rsid="0031fbdd" style:font-style-asian="normal" style:font-weight-asian="normal" style:font-style-complex="normal" style:font-weight-complex="normal"/>
    </style:style>
    <style:style style:name="T1" style:family="text">
      <style:text-properties officeooo:rsid="001b0339"/>
    </style:style>
    <style:style style:name="T2" style:family="text">
      <style:text-properties fo:font-style="italic" officeooo:rsid="001b0339" style:font-style-asian="italic" style:font-style-complex="italic"/>
    </style:style>
    <style:style style:name="T3" style:family="text">
      <style:text-properties fo:font-style="italic" officeooo:rsid="001d051f" style:font-style-asian="italic" style:font-style-complex="italic"/>
    </style:style>
    <style:style style:name="T4" style:family="text">
      <style:text-properties fo:font-style="italic" officeooo:rsid="0020a482" style:font-style-asian="italic" style:font-style-complex="italic"/>
    </style:style>
    <style:style style:name="T5" style:family="text">
      <style:text-properties fo:font-style="italic" officeooo:rsid="00213770" style:font-style-asian="italic" style:font-style-complex="italic"/>
    </style:style>
    <style:style style:name="T6" style:family="text">
      <style:text-properties fo:font-style="italic" officeooo:rsid="002a95d6" style:font-style-asian="italic" style:font-style-complex="italic"/>
    </style:style>
    <style:style style:name="T7" style:family="text">
      <style:text-properties fo:font-style="italic" officeooo:rsid="00330764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b0339" style:font-style-asian="normal" style:font-style-complex="normal"/>
    </style:style>
    <style:style style:name="T10" style:family="text">
      <style:text-properties fo:font-style="normal" officeooo:rsid="001d051f" style:font-style-asian="normal" style:font-style-complex="normal"/>
    </style:style>
    <style:style style:name="T11" style:family="text">
      <style:text-properties fo:font-style="normal" officeooo:rsid="0020a482" style:font-style-asian="normal" style:font-style-complex="normal"/>
    </style:style>
    <style:style style:name="T12" style:family="text">
      <style:text-properties fo:font-style="normal" officeooo:rsid="00213770" style:font-style-asian="normal" style:font-style-complex="normal"/>
    </style:style>
    <style:style style:name="T13" style:family="text">
      <style:text-properties fo:font-style="normal" officeooo:rsid="0021a444" style:font-style-asian="normal" style:font-style-complex="normal"/>
    </style:style>
    <style:style style:name="T14" style:family="text">
      <style:text-properties fo:font-style="normal" officeooo:rsid="00227d80" style:font-style-asian="normal" style:font-style-complex="normal"/>
    </style:style>
    <style:style style:name="T15" style:family="text">
      <style:text-properties fo:font-style="normal" officeooo:rsid="002454a1" style:font-style-asian="normal" style:font-style-complex="normal"/>
    </style:style>
    <style:style style:name="T16" style:family="text">
      <style:text-properties fo:font-style="normal" officeooo:rsid="00262be0" style:font-style-asian="normal" style:font-style-complex="normal"/>
    </style:style>
    <style:style style:name="T17" style:family="text">
      <style:text-properties fo:font-style="normal" officeooo:rsid="002678a2" style:font-style-asian="normal" style:font-style-complex="normal"/>
    </style:style>
    <style:style style:name="T18" style:family="text">
      <style:text-properties fo:font-style="normal" officeooo:rsid="002866e4" style:font-style-asian="normal" style:font-style-complex="normal"/>
    </style:style>
    <style:style style:name="T19" style:family="text">
      <style:text-properties fo:font-style="normal" officeooo:rsid="002a95d6" style:font-style-asian="normal" style:font-style-complex="normal"/>
    </style:style>
    <style:style style:name="T20" style:family="text">
      <style:text-properties fo:font-style="normal" officeooo:rsid="002b8865" style:font-style-asian="normal" style:font-style-complex="normal"/>
    </style:style>
    <style:style style:name="T21" style:family="text">
      <style:text-properties fo:font-style="normal" fo:font-weight="normal" officeooo:rsid="002866e4" style:font-style-asian="normal" style:font-weight-asian="normal" style:font-style-complex="normal" style:font-weight-complex="normal"/>
    </style:style>
    <style:style style:name="T22" style:family="text">
      <style:text-properties officeooo:rsid="001cf705"/>
    </style:style>
    <style:style style:name="T23" style:family="text">
      <style:text-properties officeooo:rsid="002f4da2"/>
    </style:style>
    <style:style style:name="T24" style:family="text">
      <style:text-properties officeooo:rsid="00302d80"/>
    </style:style>
    <style:style style:name="T25" style:family="text">
      <style:text-properties officeooo:rsid="003307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troduction</text:p>
      <text:p text:style-name="Standard"/>
      <text:p text:style-name="P5"><text:tab/><text:span text:style-name="T22">This is the explanation of what I did in order to complete this project. <text:s/></text:span></text:p>
      <text:p text:style-name="P5"/>
      <text:p text:style-name="P5"><text:tab/><text:span text:style-name="T23">Simulator settings:</text:span></text:p>
      <text:list xml:id="list4461979989167172776" text:style-name="L1">
        <text:list-item>
          <text:p text:style-name="P11">Screen resolution: 1024 x 768 (Windowed)</text:p>
        </text:list-item>
        <text:list-item>
          <text:p text:style-name="P11">Graphics quality: Good</text:p>
        </text:list-item>
        <text:list-item>
          <text:p text:style-name="P11">FPS: between <text:span text:style-name="T24">13</text:span> and <text:span text:style-name="T24">20</text:span></text:p>
          <text:p text:style-name="P11"/>
        </text:list-item>
      </text:list>
      <text:p text:style-name="P12"><text:tab/>I wrote my thoughts for each of the main functions:</text:p>
      <text:p text:style-name="Standard"/>
      <text:p text:style-name="Standard"/>
      <text:p text:style-name="P6">perception.py</text:p>
      <text:p text:style-name="P6"/>
      <text:p text:style-name="P1"><text:tab/><text:span text:style-name="T1">First of all I populated the necessary functions with the code I tested in the notebook, I just made minor changes due to the variables name. I wrote </text:span><text:span text:style-name="T2">obstacle_color_thresh </text:span><text:span text:style-name="T9">in order to select the obstacles, </text:span><text:span text:style-name="T16">and I found the threshold values using a histogram</text:span><text:span text:style-name="T9">.</text:span></text:p>
      <text:p text:style-name="P13"/>
      <text:p text:style-name="P2"><text:span text:style-name="T9"><text:tab/></text:span><text:span text:style-name="T10">For the rock detection I wrote the function </text:span><text:span text:style-name="T3">locate_rocks </text:span><text:span text:style-name="T10">which does the identification using color threshold for each RGB channel independently and then filling the holes of the binary image (executing </text:span><text:span text:style-name="T3">binary_fill_holes </text:span><text:span text:style-name="T10">from scipy.ndimage) and finally doing a AND of the three binary images. All this operations are done before the execution of </text:span><text:span text:style-name="T3">perspect_transform</text:span><text:span text:style-name="T10"> in order have a rather circular object to detect. </text:span><text:span text:style-name="T13">There is room for improvement here using color thresholding with another color space.</text:span></text:p>
      <text:p text:style-name="P14"/>
      <text:p text:style-name="P2"><text:span text:style-name="T3"><text:s/><text:tab/></text:span><text:span text:style-name="T11">I defined the function </text:span><text:span text:style-name="T4">to_cart_cords </text:span><text:span text:style-name="T11">to transform coords from polar to cartesian, because I need it for testing other functionality.</text:span></text:p>
      <text:p text:style-name="P15"/>
      <text:p text:style-name="P3"><text:span text:style-name="T11"><text:tab/></text:span><text:span text:style-name="T12">In </text:span><text:span text:style-name="T5">perception_step </text:span><text:span text:style-name="T12">function, I added a </text:span><text:span text:style-name="T3">binary_fill_holes </text:span><text:span text:style-name="T12">call over ground binary image in order to improve the ground mapping fidelity. It is used with default parameters, so it only fills small holes, I didn’t try filling bigger holes and I’m not sure how much it helps to improve fidelity. </text:span><text:span text:style-name="T17">What definitely improves mapping fidelity is the use of threshold</text:span><text:span text:style-name="T19">ing</text:span><text:span text:style-name="T17"> for pitch and roll. </text:span></text:p>
      <text:p text:style-name="P16"/>
      <text:p text:style-name="P4"><text:span text:style-name="T17"><text:tab/></text:span><text:span text:style-name="T19">I added the binary image of rocks detection without </text:span><text:span text:style-name="T3">perspect_transform</text:span><text:span text:style-name="T6"> </text:span><text:span text:style-name="T19">to the vision image in order to have a better </text:span><text:span text:style-name="T20">estimate of what the algorithm is doing.</text:span></text:p>
      <text:p text:style-name="P17"/>
      <text:p text:style-name="P4"><text:span text:style-name="T12"><text:tab/></text:span><text:span text:style-name="T14">I also estimate the distance to an obstacle in front of the rover inside a FOV of 2º, this to improve navigation and obstacle avoiding. </text:span></text:p>
      <text:p text:style-name="P18"/>
      <text:p text:style-name="P4"><text:span text:style-name="T14"><text:tab/></text:span><text:span text:style-name="T15">I tried to establish a “memory” in order to check if the rover had already mapped a place, but it didn’t work very well.</text:span></text:p>
      <text:p text:style-name="P19"/>
      <text:p text:style-name="P19"/>
      <text:p text:style-name="P20">decision.py</text:p>
      <text:p text:style-name="P20"/>
      <text:p text:style-name="P7"><text:span text:style-name="T8"><text:tab/></text:span><text:span text:style-name="T21">In “forward” mode I added the condition of “in front distance greater than 2m” for moving, to avoid hitting object in front of the rover. I also keep the steering angle when stopping.</text:span></text:p>
      <text:p text:style-name="P22"/>
      <text:p text:style-name="P22"><text:tab/>I tried to implement the rock picking function, but it didn’t work at first approach and I didn’t try another algorithm.</text:p>
      <text:p text:style-name="P9"><text:soft-page-break/><text:span text:style-name="T18">d</text:span><text:span text:style-name="T8">rive_rover.py</text:span></text:p>
      <text:p text:style-name="P23"/>
      <text:p text:style-name="P23"><text:tab/>I added other parameters to the rover state as they were needed.</text:p>
      <text:p text:style-name="P23"/>
      <text:p text:style-name="P23"/>
      <text:p text:style-name="P10">supporting_functions.py</text:p>
      <text:p text:style-name="P23"/>
      <text:p text:style-name="P23"><text:tab/>I changed the separator character from “;” to “,” in the info stream.</text:p>
      <text:p text:style-name="P23"><text:s/><text:tab/>I added more info on screen during developing, this was quit useful.</text:p>
      <text:p text:style-name="P23"/>
      <text:p text:style-name="P23"/>
      <text:p text:style-name="P21">About Notebook</text:p>
      <text:p text:style-name="P21"/>
      <text:p text:style-name="P24"><text:tab/><text:span text:style-name="T25">In the Notebook, I followed the instructions in order to complete the functions. In </text:span><text:span text:style-name="T7">process_image() </text:span><text:span text:style-name="T25">I changed the warped image for an image from the rock detection function </text:span><text:span text:style-name="T7">locate_rocks() </text:span><text:span text:style-name="T25">to see what was going on and if the algorithm was working fine. I added 100 for each detected position in order to see it clearly on the map. I also added an image of the current’s rover position just for testing purposes. This time I added 50 for each posi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168cm" fo:margin-bottom="1.54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Espoz</meta:initial-creator>
    <meta:creation-date>2017-06-16T20:30:01.663960000</meta:creation-date>
    <dc:date>2017-06-27T23:20:51.667557000</dc:date>
    <dc:creator>Juan Espoz</dc:creator>
    <meta:editing-duration>P2DT22M3S</meta:editing-duration>
    <meta:editing-cycles>16</meta:editing-cycles>
    <meta:generator>LibreOffice/5.2.5.1$MacOSX_X86_64 LibreOffice_project/0312e1a284a7d50ca85a365c316c7abbf20a4d22</meta:generator>
    <meta:document-statistic meta:table-count="0" meta:image-count="0" meta:object-count="0" meta:page-count="2" meta:paragraph-count="26" meta:word-count="501" meta:character-count="2973" meta:non-whitespace-character-count="2479"/>
  </office:meta>
</office:document-meta>
</file>